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00F000000116554FD70E5D18267.gif" manifest:media-type="image/gif"/>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Andale Mono', 'Courier New', Courier, mono"/>
    <style:font-face style:name="Roboto" svg:font-family="Roboto,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555555" style:font-name="Roboto" fo:font-size="10.5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style>
    <style:style style:name="P5" style:family="paragraph" style:parent-style-name="Text_20_body">
      <style:paragraph-properties fo:margin-left="0.2083in" fo:margin-right="0in" fo:margin-top="0in" fo:margin-bottom="0in" loext:contextual-spacing="false" style:line-height-at-least="0.2083in" fo:orphans="2" fo:widows="2" fo:text-indent="0in" style:auto-text-indent="false" fo:padding="0in" fo:border="none"/>
    </style:style>
    <style:style style:name="P6" style:family="paragraph" style:parent-style-name="Preformatted_20_Text">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Preformatted_20_Text">
      <style:paragraph-properties fo:margin-top="0in" fo:margin-bottom="0in" loext:contextual-spacing="false" fo:orphans="2" fo:widows="2" fo:padding="0in" fo:border="none"/>
    </style:style>
    <style:style style:name="T1" style:family="text">
      <style:text-properties fo:font-variant="normal" fo:text-transform="none" fo:color="#555555" style:font-name="Roboto" fo:font-size="10.5pt" fo:letter-spacing="normal" fo:font-style="normal" fo:font-weight="normal"/>
    </style:style>
    <style:style style:name="T2" style:family="text">
      <style:text-properties fo:font-variant="normal" fo:text-transform="none" fo:color="#555555" style:font-name="Roboto" fo:font-size="10.5pt" fo:letter-spacing="normal" fo:font-style="normal" fo:font-weight="bold" loext:padding="0in" loext:border="none"/>
    </style:style>
    <style:style style:name="T3" style:family="text">
      <style:text-properties fo:font-variant="normal" fo:text-transform="none" fo:color="#555555" style:font-name="Roboto" fo:letter-spacing="normal" fo:font-style="normal" fo:font-weight="bold" loext:padding-left="0.2083in" loext:padding-right="0.2083in" loext:padding-top="0.1043in" loext:padding-bottom="0.2083in" loext:border="0.06pt solid #000000"/>
    </style:style>
    <style:style style:name="T4" style:family="text">
      <style:text-properties fo:font-variant="normal" fo:text-transform="none" fo:color="#555555" fo:letter-spacing="normal"/>
    </style:style>
    <style:style style:name="T5" style:family="text">
      <style:text-properties fo:font-variant="normal" fo:text-transform="none" fo:color="#555555" fo:letter-spacing="normal" loext:padding="0in" loext:border="none"/>
    </style:style>
    <style:style style:name="T6" style:family="text">
      <style:text-properties fo:font-variant="normal" fo:text-transform="none" fo:color="#c51a4a" style:text-line-through-style="none" style:text-line-through-type="none" style:font-name="Roboto" fo:letter-spacing="normal" fo:font-style="normal" style:text-underline-style="none" fo:font-weight="bold" style:text-blinking="false" loext:padding="0in" loext:border="none"/>
    </style:style>
    <style:style style:name="T7" style:family="text">
      <style:text-properties fo:font-variant="normal" fo:text-transform="none" fo:color="#2e8b57" style:font-name="Monaco" fo:letter-spacing="normal" fo:font-style="normal" fo:font-weight="normal" loext:padding="0in" loext:border="none"/>
    </style:style>
    <style:style style:name="T8" style:family="text">
      <style:text-properties fo:font-variant="normal" fo:text-transform="none" fo:color="#2e8b57" fo:letter-spacing="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 are writing a program for a Raspberry Pi 3B+ with Jesse I think and the 7 inch display. Pi has come a long way since I llooked at it several years ago. And it's true my Linux is a little historical in nature. The program is to display data from a battery controller that uses Tesla Model S batteries for solar energy storage.</text:span><text:line-break/><text:line-break/><text:span text:style-name="T1">It keeps a log file that can go back quite a bit in time and the 32GB SD card I'm using is more than generous. But the comma delimited file just begs an Xcel import and some further graphing and analysis. And we are putting the display and Pi in an enclosure that makes removing/installing the fragile SD card a less than optimal solution.</text:span><text:line-break/><text:line-break/><text:span text:style-name="T1">So basically, what I wanted to do was normally write to a log file on the SD card in our program directory. But if you insert a thumb drive into one of the USB ports, I wanted it to write it there instead. Later, if you removed the Thumb drive, I wanted to go back to the local directory.</text:span><text:line-break/><text:line-break/><text:span text:style-name="T1">I Googled this to death and instead of cunning techniques to do this, I found just entry after entry of snide and condescending snipes to the poor hapless yucks looking for this and bizarre workarounds that posed far too much work for far too little functionality. So by experimentation, I have kind of worked out a way to do this that isn't herculean. It's a little narrow in focus. But I thought I would take a moment and share it as it is kind of an obvious advantage of the 3B+ with the generous provision of four USB ports.</text:span><text:line-break/><text:line-break/><text:span text:style-name="T1">First, just mounting the thumb drive where you want it turned out to be a bit of a Texas Goat Rodeo to work out but quite simple in the end.</text:span><text:line-break/><text:line-break/><text:span text:style-name="T1">First I noted that if you just plugged in ONE thumb drive, no matter which port selected it always comes up as </text:span><text:span text:style-name="Strong_20_Emphasis"><text:span text:style-name="T2">/dev/sda</text:span></text:span><text:span text:style-name="T1">.. A stroke of luck. So to mount it , the first step is to make a directory where you want it to appear. Anywhere you have access to.</text:span></text:p>
      <text:p text:style-name="P5"><text:span text:style-name="T3">Code: </text:span><text:a xlink:type="simple" xlink:href="https://www.raspberrypi.org/forums/viewtopic.php?t=222688#" text:style-name="Internet_20_link" text:visited-style-name="Visited_20_Internet_20_Link"><text:span text:style-name="T6">Select all</text:span></text:a></text:p>
      <text:p text:style-name="P6"><text:span text:style-name="Source_20_Text"><text:span text:style-name="T7">mkdir ~/programs/Powersafe/usbdrv </text:span></text:span></text:p>
      <text:p text:style-name="P2"><text:span text:style-name="T1">I thought this was a fabulous choice of course. </text:span><draw:frame draw:style-name="fr1" draw:name="Image1" text:anchor-type="as-char" svg:width="0.1563in" svg:height="0.1772in" draw:z-index="0"><draw:image xlink:href="Pictures/100002000000000F000000116554FD70E5D18267.gif" xlink:type="simple" xlink:show="embed" xlink:actuate="onLoad"/><svg:title>:)</svg:title></draw:frame><text:span text:style-name="T4"> </text:span><text:line-break/><text:line-break/><text:span text:style-name="T1">Step 2: append an entry to </text:span><text:span text:style-name="Strong_20_Emphasis"><text:span text:style-name="T2">/etc/fstab</text:span></text:span><text:span text:style-name="T4"> </text:span><text:span text:style-name="T1">using </text:span><text:span text:style-name="Strong_20_Emphasis"><text:span text:style-name="T2">sudo nano /etc/fstab</text:span></text:span></text:p>
      <text:p text:style-name="P5"><text:span text:style-name="T3">Code: </text:span><text:a xlink:type="simple" xlink:href="https://www.raspberrypi.org/forums/viewtopic.php?t=222688#" text:style-name="Internet_20_link" text:visited-style-name="Visited_20_Internet_20_Link"><text:span text:style-name="T6">Select all</text:span></text:a></text:p>
      <text:p text:style-name="P6"><text:span text:style-name="Source_20_Text"><text:span text:style-name="T7">/dev/sda <text:s/>/home/pi/programs/Powersafe/usbdrv <text:s/>auto <text:s/>uid=pi,gid=pi,umask=0022,sync,noauto,nosuid,rw,user 0 <text:s text:c="2"/>0</text:span></text:span></text:p>
      <text:p text:style-name="P4"><text:span text:style-name="T1">This basically mounts your drive when you insert it. It links the block </text:span><text:span text:style-name="Strong_20_Emphasis"><text:span text:style-name="T2">/dev/sda</text:span></text:span><text:span text:style-name="T4"> </text:span><text:span text:style-name="T1">to the directory </text:span><text:span text:style-name="Strong_20_Emphasis"><text:span text:style-name="T2">/home/pi/programs/Powersafe/usbdrv</text:span></text:span><text:span text:style-name="T1">.</text:span><text:line-break/><text:line-break/><text:span text:style-name="Strong_20_Emphasis"><text:span text:style-name="T2">auto</text:span></text:span><text:span text:style-name="T4"> </text:span><text:span text:style-name="T1">actually refers to the file format. Some drives might be VFAT and others ext4 etc. the auto forces the kernel to try to identify it automatically which it does pretty well.</text:span><text:line-break/><text:line-break/><text:span text:style-name="Strong_20_Emphasis"><text:span text:style-name="T2">UID</text:span></text:span><text:span text:style-name="T4"> </text:span><text:span text:style-name="T1">is user ID and </text:span><text:span text:style-name="Strong_20_Emphasis"><text:span text:style-name="T2">GID</text:span></text:span><text:span text:style-name="T4"> </text:span><text:span text:style-name="T1">is group ID and you want to set that to your user name, I still use the default </text:span><text:span text:style-name="Strong_20_Emphasis"><text:span text:style-name="T2">pi </text:span></text:span><text:span text:style-name="T1">account.</text:span><text:line-break/><text:span text:style-name="Strong_20_Emphasis"><text:span text:style-name="T2">umask 0022</text:span></text:span><text:span text:style-name="T4"> </text:span><text:span text:style-name="T1">is again about permissions I think, I"m not actually sure.</text:span><text:line-break/><text:line-break/><text:span text:style-name="Strong_20_Emphasis"><text:span text:style-name="T2">synch</text:span></text:span><text:span text:style-name="T4"> </text:span><text:span text:style-name="T1">simply sets it for synchronous communications. </text:span><text:line-break/><text:line-break/><text:soft-page-break/><text:span text:style-name="Strong_20_Emphasis"><text:span text:style-name="T2">noauto</text:span></text:span><text:span text:style-name="T4"> </text:span><text:span text:style-name="T1">is quite important actually. It means don't automatically mount on boot. If you set this to auto, and you do NOT have a thumbdrive in a USB slot, it won't boot - it just hangs. Awkward.</text:span><text:line-break/><text:line-break/><text:span text:style-name="Strong_20_Emphasis"><text:span text:style-name="T2">nosuid</text:span></text:span><text:span text:style-name="T4"> </text:span><text:span text:style-name="T1">block the operation of suid, and sgid bits.</text:span><text:line-break/><text:line-break/><text:span text:style-name="Strong_20_Emphasis"><text:span text:style-name="T2">rw</text:span></text:span><text:span text:style-name="T4"> </text:span><text:span text:style-name="T1">indicates you can both read and write to the drive.</text:span><text:line-break/><text:line-break/><text:span text:style-name="Strong_20_Emphasis"><text:span text:style-name="T2">user</text:span></text:span><text:span text:style-name="T4"> </text:span><text:span text:style-name="T1">means any user can mount and you need this for your desktop. Without this flag you might need sudo which isn't where I want to be in C.</text:span><text:line-break/><text:line-break/><text:span text:style-name="T1">The first 0 means the dump utility will ignore your thumbdrive and not try to back it up.</text:span><text:line-break/><text:span text:style-name="T1">The final 0 is the pass value. File systems with a &lt;pass&gt; value 0 will not be checked by the fsck utility.</text:span><text:line-break/><text:line-break/><text:span text:style-name="T1">Once this is done, I've found the system surprisingly reliable. I can stick a thumb drive in and read it essentially immediately with a simple l</text:span><text:span text:style-name="Strong_20_Emphasis"><text:span text:style-name="T2">s.</text:span></text:span><text:line-break/><text:span text:style-name="T1">ANd when I remove it it disappears. It does usually pop up a FILE MANAGER window asking if I want to view it when I first insert the drive.</text:span><text:line-break/><text:line-break/><text:span text:style-name="T1">Programmatically, the difficulty is the </text:span><text:span text:style-name="Strong_20_Emphasis"><text:span text:style-name="T2">usbdrv</text:span></text:span><text:span text:style-name="T4"> </text:span><text:span text:style-name="T1">directory doesn't look much differently with a drive in our out. You can still read and write to the directory you made with no drive in at all. If you plug a drive in, you will see what is on it. And if you remove it, you'll see what was already there in the underlying directory. We ONLY want to write to that directory if it is linked to a thumb drive.</text:span><text:line-break/><text:line-break/><text:span text:style-name="T1">SO we have to detect whether a thumb drive is available. And that goes back to</text:span><text:span text:style-name="Strong_20_Emphasis"><text:span text:style-name="T5"> </text:span></text:span><text:span text:style-name="Strong_20_Emphasis"><text:span text:style-name="T2">/dev/sda</text:span></text:span><text:span text:style-name="T1">. So far, again no matter what drive stick I use or what port, it always comes up </text:span><text:span text:style-name="Strong_20_Emphasis"><text:span text:style-name="T2">/dev/sda</text:span></text:span><text:span text:style-name="T1">. So we'll use an ugly system call in our code to determine whether or not we have a thumb drive inserted.</text:span></text:p>
      <text:p text:style-name="P5"><text:span text:style-name="T3">Code: </text:span><text:a xlink:type="simple" xlink:href="https://www.raspberrypi.org/forums/viewtopic.php?t=222688#" text:style-name="Internet_20_link" text:visited-style-name="Visited_20_Internet_20_Link"><text:span text:style-name="T6">Select all</text:span></text:a></text:p>
      <text:p text:style-name="P6"><text:span text:style-name="Source_20_Text"><text:span text:style-name="T7">void openLogFile()</text:span></text:span></text:p>
      <text:p text:style-name="P7"><text:span text:style-name="Source_20_Text"><text:span text:style-name="T7">{</text:span></text:span></text:p>
      <text:p text:style-name="P7"><text:span text:style-name="Source_20_Text"><text:span text:style-name="T8"><text:s text:c="4"/></text:span></text:span><text:span text:style-name="Source_20_Text"><text:span text:style-name="T7">//Check to see if we have a thumbdrive inserted by performing ls /dev/sda. <text:s/>If so we will open a logfile on the thumbdrive</text:span></text:span></text:p>
      <text:p text:style-name="P7"><text:span text:style-name="Source_20_Text"><text:span text:style-name="T8"><text:s text:c="8"/></text:span></text:span><text:span text:style-name="Source_20_Text"><text:span text:style-name="T7">//If not, we will open on the current directory.</text:span></text:span></text:p>
      <text:p text:style-name="P7"/>
      <text:p text:style-name="P7"><text:span text:style-name="Source_20_Text"><text:span text:style-name="T8"><text:s text:c="4"/></text:span></text:span><text:span text:style-name="Source_20_Text"><text:span text:style-name="T7">char fileName[256]</text:span></text:span></text:p>
      <text:p text:style-name="P7"><text:span text:style-name="Source_20_Text"><text:span text:style-name="T8"><text:s text:c="4"/></text:span></text:span><text:span text:style-name="Source_20_Text"><text:span text:style-name="T7">int thumb = system("ls /dev/sda"); //Thumbdrive = 0 if thumbdrive detected or 512 if none available</text:span></text:span></text:p>
      <text:p text:style-name="P7"><text:span text:style-name="Source_20_Text"><text:span text:style-name="T8"><text:s text:c="39"/></text:span></text:span><text:span text:style-name="Source_20_Text"><text:span text:style-name="T7">//If it IS available, it is already mounted to our /usbdrv subdirectory by /etc/fstab</text:span></text:span></text:p>
      <text:p text:style-name="P7"/>
      <text:p text:style-name="P7"><text:span text:style-name="Source_20_Text"><text:span text:style-name="T8"><text:s text:c="5"/></text:span></text:span><text:span text:style-name="Source_20_Text"><text:span text:style-name="T7">//FOR REFERENCE FSTAB /dev/sda <text:s/>/home/pi/programs/Powersafe/usbdrv <text:s/>auto <text:s/>uid=pi,gid=pi,umask=0022,sync,noauto,nosuid,rw,user 0 <text:s text:c="2"/>0</text:span></text:span></text:p>
      <text:p text:style-name="P7"><text:span text:style-name="Source_20_Text"><text:span text:style-name="T8"><text:s text:c="5"/></text:span></text:span></text:p>
      <text:p text:style-name="P7"><text:span text:style-name="Source_20_Text"><text:span text:style-name="T8"><text:s text:c="4"/></text:span></text:span><text:span text:style-name="Source_20_Text"><text:span text:style-name="T7">if(thumb==0)sprintf(fileName, "%s//usbdrv/PowerSafe100.log",programPath); //open a logfile on a USB Drive?</text:span></text:span></text:p>
      <text:p text:style-name="P7"><text:span text:style-name="Source_20_Text"><text:span text:style-name="T8"><text:s text:c="8"/></text:span></text:span><text:span text:style-name="Source_20_Text"><text:span text:style-name="T7">else sprintf(fileName, "%s//PowerSafe100.log", programPath); <text:s text:c="8"/>//else on our own directory</text:span></text:span></text:p>
      <text:p text:style-name="P7"><text:soft-page-break/><text:span text:style-name="Source_20_Text"><text:span text:style-name="T8"><text:s text:c="3"/></text:span></text:span></text:p>
      <text:p text:style-name="P7"><text:span text:style-name="Source_20_Text"><text:span text:style-name="T8"><text:s text:c="4"/></text:span></text:span><text:span text:style-name="Source_20_Text"><text:span text:style-name="T7">logfile=fopen(fileName,"a+"); </text:span></text:span></text:p>
      <text:p text:style-name="P7"><text:span text:style-name="Source_20_Text"><text:span text:style-name="T7">}</text:span></text:span></text:p>
      <text:p text:style-name="P3">The system call is</text:p>
      <text:p text:style-name="P5"><text:span text:style-name="T3">Code: </text:span><text:a xlink:type="simple" xlink:href="https://www.raspberrypi.org/forums/viewtopic.php?t=222688#" text:style-name="Internet_20_link" text:visited-style-name="Visited_20_Internet_20_Link"><text:span text:style-name="T6">Select all</text:span></text:a></text:p>
      <text:p text:style-name="P6"><text:span text:style-name="Source_20_Text"><text:span text:style-name="T7">system("ls /dev/sda");</text:span></text:span></text:p>
      <text:p text:style-name="P2"><text:span text:style-name="T1">of course. It will return a result of </text:span><text:span text:style-name="Strong_20_Emphasis"><text:span text:style-name="T2">0 </text:span></text:span><text:span text:style-name="T1">in int thumb if it can list </text:span><text:span text:style-name="Strong_20_Emphasis"><text:span text:style-name="T2">/dev/sda</text:span></text:span><text:span text:style-name="T4"> </text:span><text:span text:style-name="T1">and a value of </text:span><text:span text:style-name="Strong_20_Emphasis"><text:span text:style-name="T2">512</text:span></text:span><text:span text:style-name="T4"> </text:span><text:span text:style-name="T1">if it fails.</text:span><text:line-break/><text:line-break/><text:span text:style-name="T1">So we have two statements to form a fileName depending on whether or not thumb =0.</text:span></text:p>
      <text:p text:style-name="P5"><text:span text:style-name="T3">Code: </text:span><text:a xlink:type="simple" xlink:href="https://www.raspberrypi.org/forums/viewtopic.php?t=222688#" text:style-name="Internet_20_link" text:visited-style-name="Visited_20_Internet_20_Link"><text:span text:style-name="T6">Select all</text:span></text:a></text:p>
      <text:p text:style-name="P6"><text:span text:style-name="Source_20_Text"><text:span text:style-name="T7">programPath</text:span></text:span></text:p>
      <text:p text:style-name="P4"><text:span text:style-name="T1">is simply a path link to </text:span><text:span text:style-name="Strong_20_Emphasis"><text:span text:style-name="T2">/home/pi/programs/Powersafe</text:span></text:span><text:span text:style-name="T4"> </text:span><text:span text:style-name="T1">where we run our program. So with a thumb drive, we go to the </text:span><text:span text:style-name="Strong_20_Emphasis"><text:span text:style-name="T2">usbdrv</text:span></text:span><text:span text:style-name="T4"> </text:span><text:span text:style-name="T1">directory below it, and if not, we stay in the main program directory. The file is </text:span><text:span text:style-name="Strong_20_Emphasis"><text:span text:style-name="T2">PowerSafe100.log</text:span></text:span><text:span text:style-name="T4"> </text:span><text:span text:style-name="T1">either way.</text:span><text:line-break/><text:line-break/><text:span text:style-name="T1">Once we have the file open for appending, we can refer to it elsewhere in the program using the global pointer </text:span><text:span text:style-name="Strong_20_Emphasis"><text:span text:style-name="T2">logfile</text:span></text:span><text:span text:style-name="T1">.</text:span><text:line-break/><text:line-break/><text:span text:style-name="T1">Anyway, thats how you can rather automatically mount it. That's how you can detect it. And that's how you can access it from C or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Andale Mono', 'Courier New', Courier, mono"/>
    <style:font-face style:name="Roboto" svg:font-family="Roboto,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4:22:54.383893851</meta:creation-date>
    <dc:date>2019-11-22T14:23:15.932154253</dc:date>
    <meta:editing-duration>PT31S</meta:editing-duration>
    <meta:editing-cycles>1</meta:editing-cycles>
    <meta:document-statistic meta:table-count="0" meta:image-count="1" meta:object-count="0" meta:page-count="3" meta:paragraph-count="29" meta:word-count="1053" meta:character-count="5971" meta:non-whitespace-character-count="4813"/>
    <meta:generator>LibreOffice/5.2.7.2$Linux_ARM_EABI LibreOffice_project/20m0$Build-2</meta:generator>
  </office:meta>
</office:document-meta>
</file>